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7" manifest:media-type=""/>
  <manifest:file-entry manifest:full-path="ObjectReplacements/Object 20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ed491" officeooo:paragraph-rsid="002ed49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2pt" fo:font-weight="normal" officeooo:rsid="002dc112" officeooo:paragraph-rsid="002dc11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30c22f" officeooo:paragraph-rsid="0030c22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f78d6" officeooo:paragraph-rsid="001f78d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78d6" officeooo:paragraph-rsid="0027b1c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315b86" officeooo:paragraph-rsid="00315b8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33177a" officeooo:paragraph-rsid="0033177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231f86" officeooo:paragraph-rsid="00231f86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31f86" officeooo:paragraph-rsid="002a0fa9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31f86" officeooo:paragraph-rsid="002c8b6f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31f86" officeooo:paragraph-rsid="002be699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31f86" officeooo:paragraph-rsid="0027b1cc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31f86" officeooo:paragraph-rsid="0033177a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f78d6" officeooo:paragraph-rsid="001f78d6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335f07" officeooo:paragraph-rsid="002c8b6f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style="italic" fo:font-weight="normal" officeooo:rsid="001f78d6" officeooo:paragraph-rsid="001f78d6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1f78d6" officeooo:paragraph-rsid="00332972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33177a" officeooo:paragraph-rsid="0033177a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332972" officeooo:paragraph-rsid="00332972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335f07" officeooo:paragraph-rsid="00335f07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24pt" fo:font-weight="bold" officeooo:rsid="001f78d6" officeooo:paragraph-rsid="001f78d6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4pt" fo:font-weight="bold" officeooo:rsid="001f78d6" officeooo:paragraph-rsid="001f78d6" style:font-size-asian="24pt" style:font-weight-asian="bold" style:font-size-complex="24pt" style:font-weight-complex="bold"/>
    </style:style>
    <style:style style:name="T1" style:family="text">
      <style:text-properties officeooo:rsid="002a0fa9"/>
    </style:style>
    <style:style style:name="T2" style:family="text">
      <style:text-properties officeooo:rsid="002be699"/>
    </style:style>
    <style:style style:name="T3" style:family="text">
      <style:text-properties officeooo:rsid="0030c22f"/>
    </style:style>
    <style:style style:name="T4" style:family="text">
      <style:text-properties officeooo:rsid="0032da7b"/>
    </style:style>
    <style:style style:name="T5" style:family="text">
      <style:text-properties officeooo:rsid="00335f0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Opgaver om idealgasligningen</text:p>
      <text:p text:style-name="P15"/>
      <text:p text:style-name="P15">Opgave 3.5.1</text:p>
      <text:p text:style-name="P15"/>
      <text:p text:style-name="P3">Giv et skøn for rumfanget af jeres lokale.</text:p>
      <text:p text:style-name="P3"/>
      <text:p text:style-name="P3">Beregn stofmængden af <text:span text:style-name="T3">luften i lokalet ved at indsætte passende værdier for tryk og temperatur.</text:span></text:p>
      <text:p text:style-name="P3"/>
      <text:p text:style-name="P4">Beregn massen af luften i jeres lokale.</text:p>
      <text:p text:style-name="P5"/>
      <text:p text:style-name="P19">Eftersom lokalet er ca.<draw:frame draw:style-name="fr1" draw:name="Object47" text:anchor-type="as-char" svg:y="-0.1484in" svg:width="0.9484in" svg:height="0.1839in" draw:z-index="46"><draw:object xlink:href="./Object 47" xlink:type="simple" xlink:show="embed" xlink:actuate="onLoad"/><draw:image xlink:href="./ObjectReplacements/Object 47" xlink:type="simple" xlink:show="embed" xlink:actuate="onLoad"/></draw:frame>, dets temperatur er ved stuetemperatur og højden ved ca. havoverfladen, kan vi bruge disse estimerede værdier:</text:p>
      <text:p text:style-name="P5"/>
      <text:p text:style-name="P5"><draw:frame draw:style-name="fr2" draw:name="Object1" text:anchor-type="as-char" svg:y="-0.1756in" svg:width="0.9154in" svg:height="0.21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2" draw:name="Object2" text:anchor-type="as-char" svg:y="-0.1547in" svg:width="1.7154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<draw:frame draw:style-name="fr2" draw:name="Object3" text:anchor-type="as-char" svg:y="-0.1547in" svg:width="1.4346in" svg:height="0.193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<draw:frame draw:style-name="fr2" draw:name="Object19" text:anchor-type="as-char" svg:y="-0.1547in" svg:width="0.4236in" svg:height="0.1937in" draw:z-index="9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5"><draw:frame draw:style-name="fr2" draw:name="Object20" text:anchor-type="as-char" svg:y="-0.1547in" svg:width="0.4744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5"/>
      <text:p text:style-name="P19">For at regne stofmængden<draw:frame draw:style-name="fr1" draw:name="Object48" text:anchor-type="as-char" svg:y="-0.1484in" svg:width="0.1661in" svg:height="0.1839in" draw:z-index="47"><draw:object xlink:href="./Object 48" xlink:type="simple" xlink:show="embed" xlink:actuate="onLoad"/><draw:image xlink:href="./ObjectReplacements/Object 48" xlink:type="simple" xlink:show="embed" xlink:actuate="onLoad"/></draw:frame>, kan vi bruge idealgasligningen:</text:p>
      <text:p text:style-name="P5"/>
      <text:p text:style-name="P6"><draw:frame draw:style-name="fr2" draw:name="Object4" text:anchor-type="as-char" svg:y="-0.1547in" svg:width="1.0102in" svg:height="0.1937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19">Og omskrive den, så vi isolerer<draw:frame draw:style-name="fr1" draw:name="Object49" text:anchor-type="as-char" svg:y="-0.1484in" svg:width="0.1661in" svg:height="0.1839in" draw:z-index="48"><draw:object xlink:href="./Object 49" xlink:type="simple" xlink:show="embed" xlink:actuate="onLoad"/><draw:image xlink:href="./ObjectReplacements/Object 49" xlink:type="simple" xlink:show="embed" xlink:actuate="onLoad"/></draw:frame>.</text:p>
      <text:p text:style-name="P5"/>
      <text:p text:style-name="P5"><draw:frame draw:style-name="fr2" draw:name="Object6" text:anchor-type="as-char" svg:y="-0.2535in" svg:width="0.6807in" svg:height="0.4118in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19">Så kan vi indsætte vores værdier, herunder<draw:frame draw:style-name="fr1" draw:name="Object50" text:anchor-type="as-char" svg:y="-0.1484in" svg:width="0.3717in" svg:height="0.1839in" draw:z-index="49"><draw:object xlink:href="./Object 50" xlink:type="simple" xlink:show="embed" xlink:actuate="onLoad"/><draw:image xlink:href="./ObjectReplacements/Object 50" xlink:type="simple" xlink:show="embed" xlink:actuate="onLoad"/></draw:frame>for gaskonstanten<draw:frame draw:style-name="fr1" draw:name="Object51" text:anchor-type="as-char" svg:y="-0.1484in" svg:width="0.1953in" svg:height="0.1839in" draw:z-index="50"><draw:object xlink:href="./Object 51" xlink:type="simple" xlink:show="embed" xlink:actuate="onLoad"/><draw:image xlink:href="./ObjectReplacements/Object 51" xlink:type="simple" xlink:show="embed" xlink:actuate="onLoad"/></draw:frame>:</text:p>
      <text:p text:style-name="P5"/>
      <text:p text:style-name="P5"><draw:frame draw:style-name="fr2" draw:name="Object5" text:anchor-type="as-char" svg:y="-0.2752in" svg:width="1.8346in" svg:height="0.67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19">Det giver dette resultat:</text:p>
      <text:p text:style-name="P5"/>
      <text:p text:style-name="P5"><draw:frame draw:style-name="fr2" draw:name="Object7" text:anchor-type="as-char" svg:y="-0.1547in" svg:width="1.4472in" svg:height="0.193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><text:soft-page-break/></text:p>
      <text:p text:style-name="P20">Så skal vi finde massen af luften<draw:frame draw:style-name="fr1" draw:name="Object52" text:anchor-type="as-char" svg:y="-0.1484in" svg:width="0.2028in" svg:height="0.1839in" draw:z-index="51"><draw:object xlink:href="./Object 52" xlink:type="simple" xlink:show="embed" xlink:actuate="onLoad"/><draw:image xlink:href="./ObjectReplacements/Object 52" xlink:type="simple" xlink:show="embed" xlink:actuate="onLoad"/></draw:frame>. Dette kan vi finde ved at bruge formlen for stofmængde:</text:p>
      <text:p text:style-name="P5"/>
      <text:p text:style-name="P5"><draw:frame draw:style-name="fr2" draw:name="Object8" text:anchor-type="as-char" svg:y="-0.2535in" svg:width="0.5516in" svg:height="0.4118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7"/>
      <text:p text:style-name="P20">Og omskrive den, så vi isolerer massen:</text:p>
      <text:p text:style-name="P5"/>
      <text:p text:style-name="P22"><draw:frame draw:style-name="fr2" draw:name="Object9" text:anchor-type="as-char" svg:y="-0.1547in" svg:width="0.7299in" svg:height="0.1937in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18"/>
      <text:p text:style-name="P20">Så kan vi indsætte værdien for stofmængden, som vi havde regned ud, og<draw:frame draw:style-name="fr1" draw:name="Object53" text:anchor-type="as-char" svg:y="-0.1484in" svg:width="0.2437in" svg:height="0.1839in" draw:z-index="52"><draw:object xlink:href="./Object 53" xlink:type="simple" xlink:show="embed" xlink:actuate="onLoad"/><draw:image xlink:href="./ObjectReplacements/Object 53" xlink:type="simple" xlink:show="embed" xlink:actuate="onLoad"/></draw:frame>, som er molmassen for atmosfærisk luft:</text:p>
      <text:p text:style-name="P5"/>
      <text:p text:style-name="P22"><draw:frame draw:style-name="fr2" draw:name="Object10" text:anchor-type="as-char" svg:y="-0.2535in" svg:width="2.1252in" svg:height="0.4118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22"><draw:frame draw:style-name="fr2" draw:name="Object11" text:anchor-type="as-char" svg:y="-0.1547in" svg:width="2.348in" svg:height="0.1937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5"/>
      <text:p text:style-name="P9">Opgave 3.5.2</text:p>
      <text:p text:style-name="P9"/>
      <text:p text:style-name="P7">Fra en boreplatform i Nordsøen hentes der naturgas op fra undergrunden. Gassen føres hen til et af de underjordiske naturgaslagre, som findes i Danmark. <text:span text:style-name="T4">I et af naturgaslagrene er rumfanget</text:span><text:span text:style-name="T4"><draw:frame draw:style-name="fr1" draw:name="Object39" text:anchor-type="as-char" svg:y="-0.172in" svg:width="0.7571in" svg:height="0.2075in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4">. Det indeholder naturgas med temperaturen</text:span><text:span text:style-name="T4"><draw:frame draw:style-name="fr1" draw:name="Object40" text:anchor-type="as-char" svg:y="-0.1484in" svg:width="0.5173in" svg:height="0.1839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4">og et tryk på</text:span><text:span text:style-name="T4"><draw:frame draw:style-name="fr1" draw:name="Object41" text:anchor-type="as-char" svg:y="-0.1484in" svg:width="0.7236in" svg:height="0.1839in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4">.</text:span></text:p>
      <text:p text:style-name="P7"/>
      <text:p text:style-name="P8">Beregn gassens stofmængde.</text:p>
      <text:p text:style-name="P8"/>
      <text:p text:style-name="P8">Beregn gassens masse, idet gassens molmasse er<draw:frame draw:style-name="fr1" draw:name="Object43" text:anchor-type="as-char" svg:y="-0.2437in" svg:width="0.6756in" svg:height="0.3929in" draw:z-index="42"><draw:object xlink:href="./Object 43" xlink:type="simple" xlink:show="embed" xlink:actuate="onLoad"/><draw:image xlink:href="./ObjectReplacements/Object 43" xlink:type="simple" xlink:show="embed" xlink:actuate="onLoad"/></draw:frame>.</text:p>
      <text:p text:style-name="P9"/>
      <text:p text:style-name="P9"><draw:frame draw:style-name="fr2" draw:name="Object13" text:anchor-type="as-char" svg:y="-0.1547in" svg:width="1.1008in" svg:height="0.1937in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9"><draw:frame draw:style-name="fr2" draw:name="Object14" text:anchor-type="as-char" svg:y="-0.1547in" svg:width="1.4874in" svg:height="0.1937in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9"/>
      <text:p text:style-name="P9"><draw:frame draw:style-name="fr2" draw:name="Object15" text:anchor-type="as-char" svg:y="-0.1756in" svg:width="1.1917in" svg:height="0.2154in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9"/>
      <text:p text:style-name="P9"><draw:frame draw:style-name="fr2" draw:name="Object24" text:anchor-type="as-char" svg:y="-0.2535in" svg:width="1.1429in" svg:height="0.4118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9"/>
      <text:p text:style-name="P9"><draw:frame draw:style-name="fr2" draw:name="Object18" text:anchor-type="as-char" svg:y="-0.1547in" svg:width="0.4236in" svg:height="0.1937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9"/>
      <text:p text:style-name="P9"><draw:frame draw:style-name="fr1" draw:name="Object44" text:anchor-type="as-char" svg:y="-0.1484in" svg:width="0.4327in" svg:height="0.1839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9"><text:soft-page-break/></text:p>
      <text:p text:style-name="P20">For at finde gassens stofmængde, kan vi bruge idealgasligningen:</text:p>
      <text:p text:style-name="P9"/>
      <text:p text:style-name="P13"><draw:frame draw:style-name="fr2" draw:name="Object12" text:anchor-type="as-char" svg:y="-0.1547in" svg:width="1.0102in" svg:height="0.1937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"/>
      <text:p text:style-name="P20">Og omskrive den, så vi isolere stofmængden:</text:p>
      <text:p text:style-name="P9"/>
      <text:p text:style-name="P9"><draw:frame draw:style-name="fr2" draw:name="Object16" text:anchor-type="as-char" svg:y="-0.2535in" svg:width="0.6807in" svg:height="0.4118in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20">Så kan vi indsætte værdierne, gaskonstanten<draw:frame draw:style-name="fr1" draw:name="Object54" text:anchor-type="as-char" svg:y="-0.1484in" svg:width="0.1953in" svg:height="0.1839in" draw:z-index="53"><draw:object xlink:href="./Object 54" xlink:type="simple" xlink:show="embed" xlink:actuate="onLoad"/><draw:image xlink:href="./ObjectReplacements/Object 54" xlink:type="simple" xlink:show="embed" xlink:actuate="onLoad"/></draw:frame>inkluderet:</text:p>
      <text:p text:style-name="P9"/>
      <text:p text:style-name="P9"><draw:frame draw:style-name="fr2" draw:name="Object17" text:anchor-type="as-char" svg:y="-0.2752in" svg:width="2.1717in" svg:height="0.672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9"/>
      <text:p text:style-name="P9"><draw:frame draw:style-name="fr2" draw:name="Object21" text:anchor-type="as-char" svg:y="-0.1547in" svg:width="1.9752in" svg:height="0.193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9"/>
      <text:p text:style-name="P20">For at finde massen, kan vi bruge formlen for stofmængde:</text:p>
      <text:p text:style-name="P20"/>
      <text:p text:style-name="P20"><draw:frame draw:style-name="fr1" draw:name="Object55" text:anchor-type="as-char" svg:y="-0.2437in" svg:width="0.5035in" svg:height="0.3929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20"/>
      <text:p text:style-name="P20">Og omskrive den, så vi isolerer massen:</text:p>
      <text:p text:style-name="P9"/>
      <text:p text:style-name="P9"><draw:frame draw:style-name="fr2" draw:name="Object22" text:anchor-type="as-char" svg:y="-0.1547in" svg:width="0.7846in" svg:height="0.1937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9"/>
      <text:p text:style-name="P20">Så kan vi indsætte værdierne, inkluderende gassens molmasse.</text:p>
      <text:p text:style-name="P9"/>
      <text:p text:style-name="P9"><draw:frame draw:style-name="fr2" draw:name="Object23" text:anchor-type="as-char" svg:y="-0.2535in" svg:width="2.811in" svg:height="0.4118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9"/>
      <text:p text:style-name="P9"><draw:frame draw:style-name="fr2" draw:name="Object25" text:anchor-type="as-char" svg:y="-0.1547in" svg:width="3.1508in" svg:height="0.1937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9"/>
      <text:p text:style-name="P10">Opgave 3.<text:span text:style-name="T1">6</text:span>.<text:span text:style-name="T1">1</text:span></text:p>
      <text:p text:style-name="P10"/>
      <text:p text:style-name="P8">På toppen af Mount Everest er trykket ca. <draw:frame draw:style-name="fr1" draw:name="Object42" text:anchor-type="as-char" svg:y="-0.1484in" svg:width="0.5319in" svg:height="0.1839in" draw:z-index="41"><draw:object xlink:href="./Object 42" xlink:type="simple" xlink:show="embed" xlink:actuate="onLoad"/><draw:image xlink:href="./ObjectReplacements/Object 42" xlink:type="simple" xlink:show="embed" xlink:actuate="onLoad"/></draw:frame>.</text:p>
      <text:p text:style-name="P8"/>
      <text:p text:style-name="P8">Beregn luftens densitet en dag, hvor temperaturen er<draw:frame draw:style-name="fr1" draw:name="Object45" text:anchor-type="as-char" svg:y="-0.1484in" svg:width="0.6102in" svg:height="0.1839in" draw:z-index="44"><draw:object xlink:href="./Object 45" xlink:type="simple" xlink:show="embed" xlink:actuate="onLoad"/><draw:image xlink:href="./ObjectReplacements/Object 45" xlink:type="simple" xlink:show="embed" xlink:actuate="onLoad"/></draw:frame>.</text:p>
      <text:p text:style-name="P8"/>
      <text:p text:style-name="P8">Den lille densitet indvirker på vejrtrækning for personer, som vil opholde sig i den højde.</text:p>
      <text:p text:style-name="P8"/>
      <text:p text:style-name="P8"><text:soft-page-break/>Forklar hvordan.</text:p>
      <text:p text:style-name="P14"/>
      <text:p text:style-name="P10"><draw:frame draw:style-name="fr2" draw:name="Object26" text:anchor-type="as-char" svg:y="-0.1547in" svg:width="0.8638in" svg:height="0.1937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/>
      <text:p text:style-name="P10"><draw:frame draw:style-name="fr2" draw:name="Object27" text:anchor-type="as-char" svg:y="-0.1547in" svg:width="1.561in" svg:height="0.1937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/>
      <text:p text:style-name="P10"><draw:frame draw:style-name="fr2" draw:name="Object30" text:anchor-type="as-char" svg:y="-0.2535in" svg:width="1.9618in" svg:height="0.4118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0"><draw:frame draw:style-name="fr2" draw:name="Object28" text:anchor-type="as-char" svg:y="-0.1547in" svg:width="0.4075in" svg:height="0.1965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/>
      <text:p text:style-name="P20">For at finde densiteten<draw:frame draw:style-name="fr1" draw:name="Object56" text:anchor-type="as-char" svg:y="-0.089in" svg:width="0.1701in" svg:height="0.1311in" draw:z-index="55"><draw:object xlink:href="./Object 56" xlink:type="simple" xlink:show="embed" xlink:actuate="onLoad"/><draw:image xlink:href="./ObjectReplacements/Object 56" xlink:type="simple" xlink:show="embed" xlink:actuate="onLoad"/></draw:frame>, kan vi bruge <text:span text:style-name="T5">formel for gassers densitet:</text:span></text:p>
      <text:p text:style-name="P10"/>
      <text:p text:style-name="P10"><draw:frame draw:style-name="fr2" draw:name="Object29" text:anchor-type="as-char" svg:y="-0.2535in" svg:width="0.752in" svg:height="0.4118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/>
      <text:p text:style-name="P21">Så kan vi indsætte værdierne,<draw:frame draw:style-name="fr1" draw:name="Object57" text:anchor-type="as-char" svg:y="-0.1484in" svg:width="0.2437in" svg:height="0.1839in" draw:z-index="56"><draw:object xlink:href="./Object 57" xlink:type="simple" xlink:show="embed" xlink:actuate="onLoad"/><draw:image xlink:href="./ObjectReplacements/Object 57" xlink:type="simple" xlink:show="embed" xlink:actuate="onLoad"/></draw:frame>er molmassen og<draw:frame draw:style-name="fr1" draw:name="Object58" text:anchor-type="as-char" svg:y="-0.1484in" svg:width="0.1953in" svg:height="0.1839in" draw:z-index="57"><draw:object xlink:href="./Object 58" xlink:type="simple" xlink:show="embed" xlink:actuate="onLoad"/><draw:image xlink:href="./ObjectReplacements/Object 58" xlink:type="simple" xlink:show="embed" xlink:actuate="onLoad"/></draw:frame>er gaskonstanten.</text:p>
      <text:p text:style-name="P10"/>
      <text:p text:style-name="P10"><draw:frame draw:style-name="fr2" draw:name="Object31" text:anchor-type="as-char" svg:y="-0.4717in" svg:width="2.1256in" svg:height="0.8693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/>
      <text:p text:style-name="P10"><draw:frame draw:style-name="fr2" draw:name="Object32" text:anchor-type="as-char" svg:y="-0.2535in" svg:width="0.9492in" svg:height="0.4335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/>
      <text:p text:style-name="P21">Den lave densitet af luften, gør at folk har sværre ved, a trække vejret. Dette sker, fordi luftens lavere densitet, er en anden måde at sige, at der er mindre luft i på den samme plads. Man får derfor ikke så mange luftmolekyler ned i lungerne per vejrtrækning, som man ville i en lavere altitude, og derved får man mindre ilt ved hver vejrtrækning.</text:p>
      <text:p text:style-name="P10"/>
      <text:p text:style-name="P12">Opgave 3.<text:span text:style-name="T1">6</text:span>.<text:span text:style-name="T2">2</text:span></text:p>
      <text:p text:style-name="P12"/>
      <text:p text:style-name="P8">Beregn densiteten af helium ved stuetemperatur og et tryk på<draw:frame draw:style-name="fr1" draw:name="Object46" text:anchor-type="as-char" svg:y="-0.1484in" svg:width="0.4335in" svg:height="0.1839in" draw:z-index="45"><draw:object xlink:href="./Object 46" xlink:type="simple" xlink:show="embed" xlink:actuate="onLoad"/><draw:image xlink:href="./ObjectReplacements/Object 46" xlink:type="simple" xlink:show="embed" xlink:actuate="onLoad"/></draw:frame>.</text:p>
      <text:p text:style-name="P12"/>
      <text:p text:style-name="P21">Vi går ud fra, stuetemperatur er<draw:frame draw:style-name="fr1" draw:name="Object59" text:anchor-type="as-char" svg:y="-0.1484in" svg:width="0.472in" svg:height="0.1839in" draw:z-index="58"><draw:object xlink:href="./Object 59" xlink:type="simple" xlink:show="embed" xlink:actuate="onLoad"/><draw:image xlink:href="./ObjectReplacements/Object 59" xlink:type="simple" xlink:show="embed" xlink:actuate="onLoad"/></draw:frame>, og så bruger vi heliums molmasse.</text:p>
      <text:p text:style-name="P12"/>
      <text:p text:style-name="P12"><draw:frame draw:style-name="fr2" draw:name="Object33" text:anchor-type="as-char" svg:y="-0.1547in" svg:width="1.7819in" svg:height="0.1937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/>
      <text:p text:style-name="P12"><draw:frame draw:style-name="fr2" draw:name="Object34" text:anchor-type="as-char" svg:y="-0.1547in" svg:width="1.4346in" svg:height="0.1937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10"><text:soft-page-break/><draw:frame draw:style-name="fr2" draw:name="Object35" text:anchor-type="as-char" svg:y="-0.2535in" svg:width="0.8819in" svg:height="0.4118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21">For at regne densiteten, kan vi bruge formlen for densitet:</text:p>
      <text:p text:style-name="P10"/>
      <text:p text:style-name="P11"><draw:frame draw:style-name="fr2" draw:name="Object36" text:anchor-type="as-char" svg:y="-0.2535in" svg:width="0.752in" svg:height="0.4118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6"/>
      <text:p text:style-name="P21">Og så indsætte vores værdier, inkluderende gaskonstanten:</text:p>
      <text:p text:style-name="P11"/>
      <text:p text:style-name="P11"><draw:frame draw:style-name="fr2" draw:name="Object37" text:anchor-type="as-char" svg:y="-0.4717in" svg:width="2.2311in" svg:height="0.8693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"/>
      <text:p text:style-name="P11"><draw:frame draw:style-name="fr2" draw:name="Object38" text:anchor-type="as-char" svg:y="-0.2535in" svg:width="1.161in" svg:height="0.4335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d491" officeooo:paragraph-rsid="002ed49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imon From Jakobsen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8:56:07.208071692</meta:creation-date>
    <dc:date>2022-03-01T00:22:06.812600100</dc:date>
    <meta:editing-duration>PT2H38M18S</meta:editing-duration>
    <meta:editing-cycles>12</meta:editing-cycles>
    <meta:generator>LibreOffice/6.4.7.2$Linux_X86_64 LibreOffice_project/40$Build-2</meta:generator>
    <meta:document-statistic meta:table-count="0" meta:image-count="0" meta:object-count="59" meta:page-count="5" meta:paragraph-count="78" meta:word-count="385" meta:character-count="2378" meta:non-whitespace-character-count="2031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n>300</mn>
      </mrow>
      <msup>
        <mi>m</mi>
        <mn>3</mn>
      </msup>
    </mrow>
    <annotation encoding="StarMath 5.0">V = 300m^3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n>359505,46</mn>
      </mrow>
      <mrow>
        <mi>g</mi>
        <mo stretchy="false">=</mo>
        <mn>359,50</mn>
      </mrow>
      <mi mathvariant="italic">kg</mi>
    </mrow>
    <annotation encoding="StarMath 5.0">m = 359505,46 g = 359,50 kg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i>n</mi>
        <mo stretchy="false">⋅</mo>
        <mi>M</mi>
      </mrow>
    </mrow>
    <annotation encoding="StarMath 5.0">m = n cdot M</annotation>
  </semantics>
</math>
</file>

<file path=Object 12/content.xml><?xml version="1.0" encoding="utf-8"?>
<math xmlns="http://www.w3.org/1998/Math/MathML" display="block">
  <semantics>
    <mrow>
      <mrow>
        <mi>p</mi>
        <mo stretchy="false">⋅</mo>
        <mi>V</mi>
      </mrow>
      <mo stretchy="false">=</mo>
      <mrow>
        <mi>n</mi>
        <mo stretchy="false">⋅</mo>
        <mi>R</mi>
        <mo stretchy="false">⋅</mo>
        <mi>T</mi>
      </mrow>
    </mrow>
    <annotation encoding="StarMath 5.0">p cdot V = n cdot R cdot T</annotation>
  </semantics>
</math>
</file>

<file path=Object 13/content.xml><?xml version="1.0" encoding="utf-8"?>
<math xmlns="http://www.w3.org/1998/Math/MathML" display="block">
  <semantics>
    <mrow>
      <mrow>
        <mi>p</mi>
        <mo stretchy="false">=</mo>
        <mn>10,5</mn>
      </mrow>
      <mi mathvariant="italic">MPa</mi>
    </mrow>
    <annotation encoding="StarMath 5.0">p = 10,5 MPa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n>8,0</mn>
      </mrow>
      <mi>°</mi>
      <mrow>
        <mi>C</mi>
        <mo stretchy="false">=</mo>
        <mn>281</mn>
      </mrow>
      <mi>K</mi>
    </mrow>
    <annotation encoding="StarMath 5.0">T = 8,0 °C = 281 K</annotation>
  </semantics>
</math>
</file>

<file path=Object 15/content.xml><?xml version="1.0" encoding="utf-8"?>
<math xmlns="http://www.w3.org/1998/Math/MathML" display="block">
  <semantics>
    <mrow>
      <mrow>
        <mi>V</mi>
        <mo stretchy="false">=</mo>
        <mrow>
          <mn>1,7</mn>
          <mo stretchy="false">⋅</mo>
          <msup>
            <mn>10</mn>
            <mn>6</mn>
          </msup>
        </mrow>
      </mrow>
      <msup>
        <mi>m</mi>
        <mn>3</mn>
      </msup>
    </mrow>
    <annotation encoding="StarMath 5.0">V = 1,7 cdot 10^6 m^3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row>
          <mi>p</mi>
          <mo stretchy="false">⋅</mo>
          <mi>V</mi>
        </mrow>
        <mrow>
          <mi>R</mi>
          <mo stretchy="false">⋅</mo>
          <mi>T</mi>
        </mrow>
      </mfrac>
    </mrow>
    <annotation encoding="StarMath 5.0">n = { p cdot V } over { R cdot T }</annotation>
  </semantics>
</math>
</file>

<file path=Object 17/content.xml><?xml version="1.0" encoding="utf-8"?>
<math xmlns="http://www.w3.org/1998/Math/MathML" display="block">
  <semantics>
    <mrow>
      <mi>n</mi>
      <mo stretchy="false">=</mo>
      <mfrac>
        <mrow>
          <mrow>
            <mn>1,05</mn>
            <mo stretchy="false">⋅</mo>
            <msup>
              <mn>10</mn>
              <mn>7</mn>
            </msup>
          </mrow>
          <mrow>
            <mi mathvariant="italic">Pa</mi>
            <mo stretchy="false">⋅</mo>
            <mn>1,7</mn>
            <mo stretchy="false">⋅</mo>
            <msup>
              <mn>10</mn>
              <mn>6</mn>
            </msup>
          </mrow>
          <msup>
            <mi>m</mi>
            <mn>3</mn>
          </msup>
        </mrow>
        <mrow>
          <mn>8,31</mn>
          <mrow>
            <mfrac>
              <mrow>
                <mi mathvariant="italic">Pa</mi>
                <mo stretchy="false">⋅</mo>
                <msup>
                  <mi>m</mi>
                  <mn>3</mn>
                </msup>
              </mrow>
              <mrow>
                <mi mathvariant="italic">mol</mi>
                <mo stretchy="false">⋅</mo>
                <mi>K</mi>
              </mrow>
            </mfrac>
            <mo stretchy="false">⋅</mo>
            <mn>281</mn>
          </mrow>
          <mi>K</mi>
        </mrow>
      </mfrac>
    </mrow>
    <annotation encoding="StarMath 5.0">n = {1,05 cdot 10^7 Pa cdot 1,7 cdot 10^6 m^3} over { 8,31 {{Pa cdot m^3} over {mol cdot K}} cdot 281 K }</annotation>
  </semantics>
</math>
</file>

<file path=Object 18/content.xml><?xml version="1.0" encoding="utf-8"?>
<math xmlns="http://www.w3.org/1998/Math/MathML" display="block">
  <semantics>
    <mrow>
      <mi>n</mi>
      <mo stretchy="false">=</mo>
      <mi>?</mi>
    </mrow>
    <annotation encoding="StarMath 5.0">n = ?</annotation>
  </semantics>
</math>
</file>

<file path=Object 19/content.xml><?xml version="1.0" encoding="utf-8"?>
<math xmlns="http://www.w3.org/1998/Math/MathML" display="block">
  <semantics>
    <mrow>
      <mi>n</mi>
      <mo stretchy="false">=</mo>
      <mi>?</mi>
    </mrow>
    <annotation encoding="StarMath 5.0">n = ?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n>1</mn>
      </mrow>
      <mrow>
        <mi mathvariant="italic">atm</mi>
        <mo stretchy="false">=</mo>
        <mn>101,3</mn>
      </mrow>
      <mi mathvariant="italic">kPa</mi>
    </mrow>
    <annotation encoding="StarMath 5.0">p = 1 atm = 101,3 kPa</annotation>
  </semantics>
</math>
</file>

<file path=Object 20/content.xml><?xml version="1.0" encoding="utf-8"?>
<math xmlns="http://www.w3.org/1998/Math/MathML" display="block">
  <semantics>
    <mrow>
      <mi>m</mi>
      <mo stretchy="false">=</mo>
      <mi>?</mi>
    </mrow>
    <annotation encoding="StarMath 5.0">m = ?</annotation>
  </semantics>
</math>
</file>

<file path=Object 21/content.xml><?xml version="1.0" encoding="utf-8"?>
<math xmlns="http://www.w3.org/1998/Math/MathML" display="block">
  <semantics>
    <mrow>
      <mrow>
        <mi>n</mi>
        <mo stretchy="false">=</mo>
        <mn>7644179503,32</mn>
      </mrow>
      <mi mathvariant="italic">mol</mi>
    </mrow>
    <annotation encoding="StarMath 5.0">n = 7644179503,32 mol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i>M</mi>
        <mo stretchy="false">∗</mo>
        <mi>n</mi>
      </mrow>
    </mrow>
    <annotation encoding="StarMath 5.0">m = M * n</annotation>
  </semantics>
</math>
</file>

<file path=Object 23/content.xml><?xml version="1.0" encoding="utf-8"?>
<math xmlns="http://www.w3.org/1998/Math/MathML" display="block">
  <semantics>
    <mrow>
      <mrow>
        <mi>m</mi>
        <mo stretchy="false">=</mo>
        <mn>17,1</mn>
      </mrow>
      <mrow>
        <mfrac>
          <mi>g</mi>
          <mi mathvariant="italic">mol</mi>
        </mfrac>
        <mo stretchy="false">⋅</mo>
        <mn>7664179503,32</mn>
      </mrow>
      <mi mathvariant="italic">mol</mi>
    </mrow>
    <annotation encoding="StarMath 5.0">m = 17,1 g over mol cdot 7664179503,32 mol</annotation>
  </semantics>
</math>
</file>

<file path=Object 24/content.xml><?xml version="1.0" encoding="utf-8"?>
<math xmlns="http://www.w3.org/1998/Math/MathML" display="block">
  <semantics>
    <mrow>
      <mrow>
        <mi>M</mi>
        <mo stretchy="false">=</mo>
        <mn>17,1</mn>
      </mrow>
      <mfrac>
        <mi>g</mi>
        <mi mathvariant="italic">mol</mi>
      </mfrac>
    </mrow>
    <annotation encoding="StarMath 5.0">M = 17,1 g over mol</annotation>
  </semantics>
</math>
</file>

<file path=Object 25/content.xml><?xml version="1.0" encoding="utf-8"?>
<math xmlns="http://www.w3.org/1998/Math/MathML" display="block">
  <semantics>
    <mrow>
      <mrow>
        <mi>m</mi>
        <mo stretchy="false">=</mo>
        <mn>13071546950,68</mn>
      </mrow>
      <mrow>
        <mi>g</mi>
        <mo stretchy="false">=</mo>
        <mn>13071,55</mn>
      </mrow>
      <mi mathvariant="italic">ton</mi>
    </mrow>
    <annotation encoding="StarMath 5.0">m = 13071546950,68 g = 13071,55 ton</annotation>
  </semantics>
</math>
</file>

<file path=Object 26/content.xml><?xml version="1.0" encoding="utf-8"?>
<math xmlns="http://www.w3.org/1998/Math/MathML" display="block">
  <semantics>
    <mrow>
      <mrow>
        <mi>p</mi>
        <mo stretchy="false">=</mo>
        <mn>34</mn>
      </mrow>
      <mi mathvariant="italic">kPa</mi>
    </mrow>
    <annotation encoding="StarMath 5.0">p = 34 kPa</annotation>
  </semantics>
</math>
</file>

<file path=Object 27/content.xml><?xml version="1.0" encoding="utf-8"?>
<math xmlns="http://www.w3.org/1998/Math/MathML" display="block">
  <semantics>
    <mrow>
      <mrow>
        <mi>T</mi>
        <mo stretchy="false">=</mo>
        <mrow>
          <mo stretchy="false">−</mo>
          <mn>20</mn>
        </mrow>
      </mrow>
      <mi>°</mi>
      <mrow>
        <mi>C</mi>
        <mo stretchy="false">=</mo>
        <mn>253</mn>
      </mrow>
      <mi>K</mi>
    </mrow>
    <annotation encoding="StarMath 5.0">T=-20 °C = 253 K</annotation>
  </semantics>
</math>
</file>

<file path=Object 28/content.xml><?xml version="1.0" encoding="utf-8"?>
<math xmlns="http://www.w3.org/1998/Math/MathML" display="block">
  <semantics>
    <mrow>
      <mi>ρ</mi>
      <mo stretchy="false">=</mo>
      <mi>?</mi>
    </mrow>
    <annotation encoding="StarMath 5.0">%rho = ?</annotation>
  </semantics>
</math>
</file>

<file path=Object 29/content.xml><?xml version="1.0" encoding="utf-8"?>
<math xmlns="http://www.w3.org/1998/Math/MathML" display="block">
  <semantics>
    <mrow>
      <mi>ρ</mi>
      <mo stretchy="false">=</mo>
      <mrow>
        <mfrac>
          <mi>M</mi>
          <mi>R</mi>
        </mfrac>
        <mo stretchy="false">⋅</mo>
        <mfrac>
          <mi>p</mi>
          <mi>T</mi>
        </mfrac>
      </mrow>
    </mrow>
    <annotation encoding="StarMath 5.0">%rho = M over R cdot {p over T}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22</mn>
      </mrow>
      <mi>°</mi>
      <mrow>
        <mi>C</mi>
        <mo stretchy="false">=</mo>
        <mn>295</mn>
      </mrow>
      <mi>K</mi>
    </mrow>
    <annotation encoding="StarMath 5.0">T = 22 °C = 295K</annotation>
  </semantics>
</math>
</file>

<file path=Object 30/content.xml><?xml version="1.0" encoding="utf-8"?>
<math xmlns="http://www.w3.org/1998/Math/MathML" display="block">
  <semantics>
    <mrow>
      <mrow>
        <mi>M</mi>
        <mo stretchy="false">=</mo>
        <mn>29</mn>
      </mrow>
      <mrow>
        <mfrac>
          <mi>g</mi>
          <mi mathvariant="italic">mol</mi>
        </mfrac>
        <mo stretchy="false">=</mo>
        <mn>0,029</mn>
      </mrow>
      <mfrac>
        <mi mathvariant="italic">kg</mi>
        <mi mathvariant="italic">mol</mi>
      </mfrac>
    </mrow>
    <annotation encoding="StarMath 5.0">M = 29 g over mol = 0,029 kg over mol</annotation>
  </semantics>
</math>
</file>

<file path=Object 31/content.xml><?xml version="1.0" encoding="utf-8"?>
<math xmlns="http://www.w3.org/1998/Math/MathML" display="block">
  <semantics>
    <mrow>
      <mi>ρ</mi>
      <mo stretchy="false">=</mo>
      <mrow>
        <mfrac>
          <mrow>
            <mn>0,029</mn>
            <mfrac>
              <mi mathvariant="italic">kg</mi>
              <mi mathvariant="italic">mol</mi>
            </mfrac>
          </mrow>
          <mrow>
            <mn>8,31</mn>
            <mfrac>
              <mrow>
                <mi mathvariant="italic">Pa</mi>
                <mo stretchy="false">⋅</mo>
                <msup>
                  <mi>m</mi>
                  <mn>3</mn>
                </msup>
              </mrow>
              <mrow>
                <mi mathvariant="italic">mol</mi>
                <mo stretchy="false">⋅</mo>
                <mi>K</mi>
              </mrow>
            </mfrac>
          </mrow>
        </mfrac>
        <mo stretchy="false">⋅</mo>
        <mfrac>
          <mrow>
            <mn>34000</mn>
            <mi mathvariant="italic">Pa</mi>
          </mrow>
          <mrow>
            <mn>253</mn>
            <mi>K</mi>
          </mrow>
        </mfrac>
      </mrow>
    </mrow>
    <annotation encoding="StarMath 5.0">%rho = { 0,029 kg over mol } over { 8,31 {{Pa cdot m^3} over {mol cdot K}} } cdot { {34000 Pa} over {253 K} }</annotation>
  </semantics>
</math>
</file>

<file path=Object 32/content.xml><?xml version="1.0" encoding="utf-8"?>
<math xmlns="http://www.w3.org/1998/Math/MathML" display="block">
  <semantics>
    <mrow>
      <mrow>
        <mi>ρ</mi>
        <mo stretchy="false">=</mo>
        <mn>0,47</mn>
      </mrow>
      <mfrac>
        <mi mathvariant="italic">kg</mi>
        <msup>
          <mi>m</mi>
          <mn>3</mn>
        </msup>
      </mfrac>
    </mrow>
    <annotation encoding="StarMath 5.0">%rho = 0,47 kg over m^3</annotation>
  </semantics>
</math>
</file>

<file path=Object 33/content.xml><?xml version="1.0" encoding="utf-8"?>
<math xmlns="http://www.w3.org/1998/Math/MathML" display="block">
  <semantics>
    <mrow>
      <mrow>
        <mi>p</mi>
        <mo stretchy="false">=</mo>
        <mn>1</mn>
      </mrow>
      <mrow>
        <mi mathvariant="italic">atm</mi>
        <mo stretchy="false">=</mo>
        <mn>101300</mn>
      </mrow>
      <mi mathvariant="italic">Pa</mi>
    </mrow>
    <annotation encoding="StarMath 5.0">p = 1 atm = 101300 Pa</annotation>
  </semantics>
</math>
</file>

<file path=Object 34/content.xml><?xml version="1.0" encoding="utf-8"?>
<math xmlns="http://www.w3.org/1998/Math/MathML" display="block">
  <semantics>
    <mrow>
      <mrow>
        <mi>T</mi>
        <mo stretchy="false">=</mo>
        <mn>21</mn>
      </mrow>
      <mi>°</mi>
      <mrow>
        <mi>C</mi>
        <mo stretchy="false">=</mo>
        <mn>294</mn>
      </mrow>
      <mi>K</mi>
    </mrow>
    <annotation encoding="StarMath 5.0">T = 21 °C = 294 K</annotation>
  </semantics>
</math>
</file>

<file path=Object 35/content.xml><?xml version="1.0" encoding="utf-8"?>
<math xmlns="http://www.w3.org/1998/Math/MathML" display="block">
  <semantics>
    <mrow>
      <mrow>
        <mi>M</mi>
        <mo stretchy="false">=</mo>
        <mn>4</mn>
      </mrow>
      <mfrac>
        <mi>g</mi>
        <mi mathvariant="italic">mol</mi>
      </mfrac>
    </mrow>
    <annotation encoding="StarMath 5.0">M = 4 g over mol</annotation>
  </semantics>
</math>
</file>

<file path=Object 36/content.xml><?xml version="1.0" encoding="utf-8"?>
<math xmlns="http://www.w3.org/1998/Math/MathML" display="block">
  <semantics>
    <mrow>
      <mi>ρ</mi>
      <mo stretchy="false">=</mo>
      <mrow>
        <mfrac>
          <mi>M</mi>
          <mi>R</mi>
        </mfrac>
        <mo stretchy="false">⋅</mo>
        <mfrac>
          <mi>p</mi>
          <mi>T</mi>
        </mfrac>
      </mrow>
    </mrow>
    <annotation encoding="StarMath 5.0">%rho = { M over R } cdot { p over T }</annotation>
  </semantics>
</math>
</file>

<file path=Object 37/content.xml><?xml version="1.0" encoding="utf-8"?>
<math xmlns="http://www.w3.org/1998/Math/MathML" display="block">
  <semantics>
    <mrow>
      <mi>ρ</mi>
      <mo stretchy="false">=</mo>
      <mrow>
        <mfrac>
          <mrow>
            <mn>4</mn>
            <mfrac>
              <mi>g</mi>
              <mi mathvariant="italic">mol</mi>
            </mfrac>
          </mrow>
          <mrow>
            <mn>8,31</mn>
            <mfrac>
              <mrow>
                <mi mathvariant="italic">Pa</mi>
                <mo stretchy="false">⋅</mo>
                <msup>
                  <mi>m</mi>
                  <mn>3</mn>
                </msup>
              </mrow>
              <mrow>
                <mi mathvariant="italic">mol</mi>
                <mo stretchy="false">⋅</mo>
                <mi>K</mi>
              </mrow>
            </mfrac>
          </mrow>
        </mfrac>
        <mo stretchy="false">⋅</mo>
        <mfrac>
          <mrow>
            <mn>101300</mn>
            <mi mathvariant="italic">Pa</mi>
          </mrow>
          <mrow>
            <mn>294</mn>
            <mi>K</mi>
          </mrow>
        </mfrac>
      </mrow>
    </mrow>
    <annotation encoding="StarMath 5.0">%rho = { {4 g over mol} over { 8,31 {{Pa cdot m^3} over {mol cdot K}} } } cdot { {101300 Pa} over {294 K} }</annotation>
  </semantics>
</math>
</file>

<file path=Object 38/content.xml><?xml version="1.0" encoding="utf-8"?>
<math xmlns="http://www.w3.org/1998/Math/MathML" display="block">
  <semantics>
    <mrow>
      <mrow>
        <mi>ρ</mi>
        <mo stretchy="false">=</mo>
        <mn>165,85</mn>
      </mrow>
      <mfrac>
        <mi>g</mi>
        <msup>
          <mi>m</mi>
          <mn>3</mn>
        </msup>
      </mfrac>
    </mrow>
    <annotation encoding="StarMath 5.0">%rho = 165,85 g over m^3</annotation>
  </semantics>
</math>
</file>

<file path=Object 39/content.xml><?xml version="1.0" encoding="utf-8"?>
<math xmlns="http://www.w3.org/1998/Math/MathML" display="block">
  <semantics>
    <mrow>
      <mrow>
        <mn>1,7</mn>
        <mo stretchy="false">⋅</mo>
        <msup>
          <mn>10</mn>
          <mn>6</mn>
        </msup>
      </mrow>
      <msup>
        <mi>m</mi>
        <mn>3</mn>
      </msup>
    </mrow>
    <annotation encoding="StarMath 5.0">1,7 cdot 10^6 m^3</annotation>
  </semantics>
</math>
</file>

<file path=Object 4/content.xml><?xml version="1.0" encoding="utf-8"?>
<math xmlns="http://www.w3.org/1998/Math/MathML" display="block">
  <semantics>
    <mrow>
      <mrow>
        <mi>p</mi>
        <mo stretchy="false">⋅</mo>
        <mi>V</mi>
      </mrow>
      <mo stretchy="false">=</mo>
      <mrow>
        <mi>n</mi>
        <mo stretchy="false">⋅</mo>
        <mi>R</mi>
        <mo stretchy="false">⋅</mo>
        <mi>T</mi>
      </mrow>
    </mrow>
    <annotation encoding="StarMath 5.0">p cdot V =n cdot R cdot T</annotation>
  </semantics>
</math>
</file>

<file path=Object 40/content.xml><?xml version="1.0" encoding="utf-8"?>
<math xmlns="http://www.w3.org/1998/Math/MathML" display="block">
  <semantics>
    <mrow>
      <mn>8,0</mn>
      <mi>°</mi>
      <mi>C</mi>
    </mrow>
    <annotation encoding="StarMath 5.0">8,0 °C</annotation>
  </semantics>
</math>
</file>

<file path=Object 41/content.xml><?xml version="1.0" encoding="utf-8"?>
<math xmlns="http://www.w3.org/1998/Math/MathML" display="block">
  <semantics>
    <mrow>
      <mn>10,5</mn>
      <mi mathvariant="italic">MPa</mi>
    </mrow>
    <annotation encoding="StarMath 5.0">10,5 MPa</annotation>
  </semantics>
</math>
</file>

<file path=Object 42/content.xml><?xml version="1.0" encoding="utf-8"?>
<math xmlns="http://www.w3.org/1998/Math/MathML" display="block">
  <semantics>
    <mrow>
      <mn>34</mn>
      <mi mathvariant="italic">kPa</mi>
    </mrow>
    <annotation encoding="StarMath 5.0">34 kPa</annotation>
  </semantics>
</math>
</file>

<file path=Object 43/content.xml><?xml version="1.0" encoding="utf-8"?>
<math xmlns="http://www.w3.org/1998/Math/MathML" display="block">
  <semantics>
    <mrow>
      <mn>17,1</mn>
      <mfrac>
        <mi>g</mi>
        <mi mathvariant="italic">mol</mi>
      </mfrac>
    </mrow>
    <annotation encoding="StarMath 5.0">17,1 g over mol</annotation>
  </semantics>
</math>
</file>

<file path=Object 44/content.xml><?xml version="1.0" encoding="utf-8"?>
<math xmlns="http://www.w3.org/1998/Math/MathML" display="block">
  <semantics>
    <mrow>
      <mi>m</mi>
      <mo stretchy="false">=</mo>
      <mi>?</mi>
    </mrow>
    <annotation encoding="StarMath 5.0">m = ?</annotation>
  </semantics>
</math>
</file>

<file path=Object 45/content.xml><?xml version="1.0" encoding="utf-8"?>
<math xmlns="http://www.w3.org/1998/Math/MathML" display="block">
  <semantics>
    <mrow>
      <mrow>
        <mo stretchy="false">−</mo>
        <mn>20</mn>
      </mrow>
      <mi>°</mi>
      <mi>C</mi>
    </mrow>
    <annotation encoding="StarMath 5.0">-20 °C</annotation>
  </semantics>
</math>
</file>

<file path=Object 46/content.xml><?xml version="1.0" encoding="utf-8"?>
<math xmlns="http://www.w3.org/1998/Math/MathML" display="block">
  <semantics>
    <mrow>
      <mn>1</mn>
      <mi mathvariant="italic">atm</mi>
    </mrow>
    <annotation encoding="StarMath 5.0">1 atm</annotation>
  </semantics>
</math>
</file>

<file path=Object 47/content.xml><?xml version="1.0" encoding="utf-8"?>
<math xmlns="http://www.w3.org/1998/Math/MathML" display="block">
  <semantics>
    <mrow>
      <mn>20</mn>
      <mrow>
        <mi>m</mi>
        <mo stretchy="false">⋅</mo>
        <mn>5</mn>
      </mrow>
      <mrow>
        <mi>m</mi>
        <mo stretchy="false">⋅</mo>
        <mn>3</mn>
      </mrow>
      <mi>m</mi>
    </mrow>
    <annotation encoding="StarMath 5.0">20m cdot 5m cdot 3m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row>
      <mi>n</mi>
      <mo stretchy="false">=</mo>
      <mfrac>
        <mrow>
          <mn>101300</mn>
          <mrow>
            <mi mathvariant="italic">Pa</mi>
            <mo stretchy="false">⋅</mo>
            <mn>300</mn>
          </mrow>
          <msup>
            <mi>m</mi>
            <mn>3</mn>
          </msup>
        </mrow>
        <mrow>
          <mn>8,31</mn>
          <mrow>
            <mfrac>
              <mrow>
                <mi mathvariant="italic">Pa</mi>
                <mo stretchy="false">⋅</mo>
                <msup>
                  <mi>m</mi>
                  <mn>3</mn>
                </msup>
              </mrow>
              <mrow>
                <mi mathvariant="italic">mol</mi>
                <mo stretchy="false">⋅</mo>
                <mi>K</mi>
              </mrow>
            </mfrac>
            <mo stretchy="false">⋅</mo>
            <mn>295</mn>
          </mrow>
          <mi>K</mi>
        </mrow>
      </mfrac>
    </mrow>
    <annotation encoding="StarMath 5.0">n = { 101300 Pa cdot 300m^3 } over { 8,31 {{Pa cdot m^3} over {mol cdot K}}  cdot 295K }</annotation>
  </semantics>
</math>
</file>

<file path=Object 50/content.xml><?xml version="1.0" encoding="utf-8"?>
<math xmlns="http://www.w3.org/1998/Math/MathML" display="block">
  <semantics>
    <mn>8,31</mn>
    <annotation encoding="StarMath 5.0">8,31</annotation>
  </semantics>
</math>
</file>

<file path=Object 51/content.xml><?xml version="1.0" encoding="utf-8"?>
<math xmlns="http://www.w3.org/1998/Math/MathML" display="block">
  <semantics>
    <mi>R</mi>
    <annotation encoding="StarMath 5.0">R</annotation>
  </semantics>
</math>
</file>

<file path=Object 52/content.xml><?xml version="1.0" encoding="utf-8"?>
<math xmlns="http://www.w3.org/1998/Math/MathML" display="block">
  <semantics>
    <mi>m</mi>
    <annotation encoding="StarMath 5.0">m</annotation>
  </semantics>
</math>
</file>

<file path=Object 53/content.xml><?xml version="1.0" encoding="utf-8"?>
<math xmlns="http://www.w3.org/1998/Math/MathML" display="block">
  <semantics>
    <mi>M</mi>
    <annotation encoding="StarMath 5.0">M</annotation>
  </semantics>
</math>
</file>

<file path=Object 54/content.xml><?xml version="1.0" encoding="utf-8"?>
<math xmlns="http://www.w3.org/1998/Math/MathML" display="block">
  <semantics>
    <mi>R</mi>
    <annotation encoding="StarMath 5.0">R</annotation>
  </semantics>
</math>
</file>

<file path=Object 55/content.xml><?xml version="1.0" encoding="utf-8"?>
<math xmlns="http://www.w3.org/1998/Math/MathML" display="block">
  <semantics>
    <mrow>
      <mi>n</mi>
      <mo stretchy="false">=</mo>
      <mfrac>
        <mi>m</mi>
        <mi>M</mi>
      </mfrac>
    </mrow>
    <annotation encoding="StarMath 5.0">n = m over M</annotation>
  </semantics>
</math>
</file>

<file path=Object 56/content.xml><?xml version="1.0" encoding="utf-8"?>
<math xmlns="http://www.w3.org/1998/Math/MathML" display="block">
  <semantics>
    <mi>ρ</mi>
    <annotation encoding="StarMath 5.0">%rho</annotation>
  </semantics>
</math>
</file>

<file path=Object 57/content.xml><?xml version="1.0" encoding="utf-8"?>
<math xmlns="http://www.w3.org/1998/Math/MathML" display="block">
  <semantics>
    <mi>M</mi>
    <annotation encoding="StarMath 5.0">M</annotation>
  </semantics>
</math>
</file>

<file path=Object 58/content.xml><?xml version="1.0" encoding="utf-8"?>
<math xmlns="http://www.w3.org/1998/Math/MathML" display="block">
  <semantics>
    <mi>R</mi>
    <annotation encoding="StarMath 5.0">R</annotation>
  </semantics>
</math>
</file>

<file path=Object 59/content.xml><?xml version="1.0" encoding="utf-8"?>
<math xmlns="http://www.w3.org/1998/Math/MathML" display="block">
  <semantics>
    <mrow>
      <mn>21</mn>
      <mi>°</mi>
      <mi>C</mi>
    </mrow>
    <annotation encoding="StarMath 5.0">21 °C</annotation>
  </semantics>
</math>
</file>

<file path=Object 6/content.xml><?xml version="1.0" encoding="utf-8"?>
<math xmlns="http://www.w3.org/1998/Math/MathML" display="block">
  <semantics>
    <mrow>
      <mi>n</mi>
      <mo stretchy="false">=</mo>
      <mfrac>
        <mrow>
          <mi>p</mi>
          <mo stretchy="false">⋅</mo>
          <mi>V</mi>
        </mrow>
        <mrow>
          <mi>R</mi>
          <mo stretchy="false">⋅</mo>
          <mi>T</mi>
        </mrow>
      </mfrac>
    </mrow>
    <annotation encoding="StarMath 5.0">n={ p cdot V } over {R cdot T}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n>12396,74</mn>
      </mrow>
      <mi mathvariant="italic">mol</mi>
    </mrow>
    <annotation encoding="StarMath 5.0">n = 12396,74 mol</annotation>
  </semantics>
</math>
</file>

<file path=Object 8/content.xml><?xml version="1.0" encoding="utf-8"?>
<math xmlns="http://www.w3.org/1998/Math/MathML" display="block">
  <semantics>
    <mrow>
      <mi>n</mi>
      <mo stretchy="false">=</mo>
      <mfrac>
        <mi>m</mi>
        <mi>M</mi>
      </mfrac>
    </mrow>
    <annotation encoding="StarMath 5.0">n = m over M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n>12396,74</mn>
      </mrow>
      <mrow>
        <mi mathvariant="italic">mol</mi>
        <mo stretchy="false">⋅</mo>
        <mn>29</mn>
      </mrow>
      <mfrac>
        <mi>g</mi>
        <mi mathvariant="italic">mol</mi>
      </mfrac>
    </mrow>
    <annotation encoding="StarMath 5.0">m = 12396,74 mol cdot 29 g over mol</annotation>
  </semantics>
</math>
</file>